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3">
            <text:p>13</text:p>
          </table:table-cell>
          <table:table-cell office:value-type="float" office:value="-16">
            <text:p>-16</text:p>
          </table:table-cell>
          <table:table-cell office:value-type="float" office:value="350">
            <text:p>350</text:p>
          </table:table-cell>
          <table:table-cell>
            <draw:frame table:end-cell-address="Tabelle1.K21" table:end-x="0.293cm" table:end-y="0.067cm" draw:z-index="0" draw:style-name="gr1" draw:text-style-name="P1" svg:width="15.999cm" svg:height="8.999cm" svg:x="0.101cm" svg:y="0.1cm">
              <draw:object draw:notify-on-update-of-ranges="Tabelle1.A1:Tabelle1.A409 Tabelle1.B1:Tabelle1.B409 Tabelle1.C1:Tabelle1.C40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6">
            <text:p>-1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6">
            <text:p>-1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7">
            <text:p>-1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7">
            <text:p>-1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7">
            <text:p>-1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9">
            <text:p>-19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">
            <text:p>-20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">
            <text:p>-20</text:p>
          </table:table-cell>
          <table:table-cell office:value-type="float" office:value="349">
            <text:p>349</text:p>
          </table:table-cell>
          <table:table-cell/>
          <table:table-cell office:value-type="string">
            <text:p>von oben rechts nach unten link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">
            <text:p>-20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">
            <text:p>-20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">
            <text:p>-20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9">
            <text:p>-19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8">
            <text:p>-1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8">
            <text:p>-1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8">
            <text:p>-1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7">
            <text:p>-17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6">
            <text:p>-1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6">
            <text:p>-1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5">
            <text:p>-15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5">
            <text:p>-15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4">
            <text:p>-14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3">
            <text:p>-13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3">
            <text:p>-13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3">
            <text:p>-13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2">
            <text:p>-12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2">
            <text:p>-12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3">
            <text:p>-13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2">
            <text:p>-12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1">
            <text:p>-11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1">
            <text:p>-11</text:p>
          </table:table-cell>
          <table:table-cell office:value-type="float" office:value="346">
            <text:p>34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1">
            <text:p>-11</text:p>
          </table:table-cell>
          <table:table-cell office:value-type="float" office:value="346">
            <text:p>34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1">
            <text:p>-11</text:p>
          </table:table-cell>
          <table:table-cell office:value-type="float" office:value="346">
            <text:p>34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1">
            <text:p>-11</text:p>
          </table:table-cell>
          <table:table-cell office:value-type="float" office:value="346">
            <text:p>34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1">
            <text:p>-11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1">
            <text:p>-11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1">
            <text:p>-11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1">
            <text:p>-11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1">
            <text:p>-11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2">
            <text:p>-12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2">
            <text:p>-12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2">
            <text:p>-12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2">
            <text:p>-12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3">
            <text:p>-13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3">
            <text:p>-13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3">
            <text:p>-13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3">
            <text:p>-13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3">
            <text:p>-13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3">
            <text:p>-13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3">
            <text:p>-13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3">
            <text:p>-13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4">
            <text:p>-14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4">
            <text:p>-14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4">
            <text:p>-14</text:p>
          </table:table-cell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5">
            <text:p>-15</text:p>
          </table:table-cell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6">
            <text:p>-16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8">
            <text:p>-18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9">
            <text:p>-19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20">
            <text:p>-2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21">
            <text:p>-21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21">
            <text:p>-21</text:p>
          </table:table-cell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22">
            <text:p>-22</text:p>
          </table:table-cell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22">
            <text:p>-22</text:p>
          </table:table-cell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2">
            <text:p>-22</text:p>
          </table:table-cell>
          <table:table-cell office:value-type="float" office:value="361">
            <text:p>36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2">
            <text:p>-22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2">
            <text:p>-22</text:p>
          </table:table-cell>
          <table:table-cell office:value-type="float" office:value="363">
            <text:p>36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3">
            <text:p>-23</text:p>
          </table:table-cell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3">
            <text:p>-23</text:p>
          </table:table-cell>
          <table:table-cell office:value-type="float" office:value="365">
            <text:p>36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4">
            <text:p>-24</text:p>
          </table:table-cell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5">
            <text:p>-25</text:p>
          </table:table-cell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6">
            <text:p>-26</text:p>
          </table:table-cell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7">
            <text:p>-27</text:p>
          </table:table-cell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8">
            <text:p>-28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8">
            <text:p>-28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9">
            <text:p>-29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30">
            <text:p>-30</text:p>
          </table:table-cell>
          <table:table-cell office:value-type="float" office:value="371">
            <text:p>37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31">
            <text:p>-31</text:p>
          </table:table-cell>
          <table:table-cell office:value-type="float" office:value="371">
            <text:p>37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31">
            <text:p>-31</text:p>
          </table:table-cell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2">
            <text:p>-32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3">
            <text:p>-33</text:p>
          </table:table-cell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4">
            <text:p>-34</text:p>
          </table:table-cell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35">
            <text:p>-35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5">
            <text:p>-35</text:p>
          </table:table-cell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6">
            <text:p>-36</text:p>
          </table:table-cell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7">
            <text:p>-37</text:p>
          </table:table-cell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38">
            <text:p>-38</text:p>
          </table:table-cell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39">
            <text:p>-39</text:p>
          </table:table-cell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0">
            <text:p>-40</text:p>
          </table:table-cell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2">
            <text:p>-42</text:p>
          </table:table-cell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3">
            <text:p>-43</text:p>
          </table:table-cell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3">
            <text:p>-43</text:p>
          </table:table-cell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4">
            <text:p>-44</text:p>
          </table:table-cell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4">
            <text:p>-44</text:p>
          </table:table-cell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5">
            <text:p>-45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5">
            <text:p>-45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6">
            <text:p>-46</text:p>
          </table:table-cell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6">
            <text:p>-46</text:p>
          </table:table-cell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7">
            <text:p>-47</text:p>
          </table:table-cell>
          <table:table-cell office:value-type="float" office:value="393">
            <text:p>39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48">
            <text:p>-48</text:p>
          </table:table-cell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50">
            <text:p>-50</text:p>
          </table:table-cell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51">
            <text:p>-51</text:p>
          </table:table-cell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52">
            <text:p>-52</text:p>
          </table:table-cell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54">
            <text:p>-54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55">
            <text:p>-55</text:p>
          </table:table-cell>
          <table:table-cell office:value-type="float" office:value="399">
            <text:p>39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56">
            <text:p>-56</text:p>
          </table:table-cell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57">
            <text:p>-57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59">
            <text:p>-59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60">
            <text:p>-60</text:p>
          </table:table-cell>
          <table:table-cell office:value-type="float" office:value="402">
            <text:p>40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61">
            <text:p>-61</text:p>
          </table:table-cell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62">
            <text:p>-62</text:p>
          </table:table-cell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63">
            <text:p>-63</text:p>
          </table:table-cell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65">
            <text:p>-65</text:p>
          </table:table-cell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6">
            <text:p>-66</text:p>
          </table:table-cell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7">
            <text:p>-67</text:p>
          </table:table-cell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68">
            <text:p>-68</text:p>
          </table:table-cell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69">
            <text:p>-69</text:p>
          </table:table-cell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0">
            <text:p>-70</text:p>
          </table:table-cell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70">
            <text:p>-70</text:p>
          </table:table-cell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70">
            <text:p>-70</text:p>
          </table:table-cell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0">
            <text:p>-70</text:p>
          </table:table-cell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0">
            <text:p>-70</text:p>
          </table:table-cell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0">
            <text:p>-70</text:p>
          </table:table-cell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71">
            <text:p>-71</text:p>
          </table:table-cell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71">
            <text:p>-71</text:p>
          </table:table-cell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71">
            <text:p>-71</text:p>
          </table:table-cell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71">
            <text:p>-71</text:p>
          </table:table-cell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71">
            <text:p>-71</text:p>
          </table:table-cell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1">
            <text:p>-71</text:p>
          </table:table-cell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2">
            <text:p>-72</text:p>
          </table:table-cell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2">
            <text:p>-72</text:p>
          </table:table-cell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2">
            <text:p>-72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3">
            <text:p>-73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4">
            <text:p>-74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5">
            <text:p>-75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6">
            <text:p>-76</text:p>
          </table:table-cell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7">
            <text:p>-77</text:p>
          </table:table-cell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7">
            <text:p>-77</text:p>
          </table:table-cell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8">
            <text:p>-78</text:p>
          </table:table-cell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80">
            <text:p>-80</text:p>
          </table:table-cell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81">
            <text:p>-81</text:p>
          </table:table-cell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81">
            <text:p>-81</text:p>
          </table:table-cell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81">
            <text:p>-81</text:p>
          </table:table-cell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82">
            <text:p>-82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83">
            <text:p>-83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83">
            <text:p>-83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84">
            <text:p>-84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84">
            <text:p>-84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84">
            <text:p>-84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85">
            <text:p>-85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85">
            <text:p>-85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86">
            <text:p>-86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86">
            <text:p>-86</text:p>
          </table:table-cell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86">
            <text:p>-86</text:p>
          </table:table-cell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87">
            <text:p>-87</text:p>
          </table:table-cell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88">
            <text:p>-88</text:p>
          </table:table-cell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89">
            <text:p>-89</text:p>
          </table:table-cell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89">
            <text:p>-89</text:p>
          </table:table-cell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89">
            <text:p>-89</text:p>
          </table:table-cell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90">
            <text:p>-90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91">
            <text:p>-91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91">
            <text:p>-91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91">
            <text:p>-91</text:p>
          </table:table-cell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92">
            <text:p>-92</text:p>
          </table:table-cell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2">
            <text:p>-92</text:p>
          </table:table-cell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2">
            <text:p>-92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91">
            <text:p>-91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91">
            <text:p>-91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91">
            <text:p>-91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91">
            <text:p>-91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92">
            <text:p>-92</text:p>
          </table:table-cell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92">
            <text:p>-92</text:p>
          </table:table-cell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93">
            <text:p>-93</text:p>
          </table:table-cell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4">
            <text:p>-94</text:p>
          </table:table-cell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4">
            <text:p>-94</text:p>
          </table:table-cell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4">
            <text:p>-94</text:p>
          </table:table-cell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4">
            <text:p>-94</text:p>
          </table:table-cell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4">
            <text:p>-94</text:p>
          </table:table-cell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4">
            <text:p>-94</text:p>
          </table:table-cell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4">
            <text:p>-94</text:p>
          </table:table-cell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5">
            <text:p>-95</text:p>
          </table:table-cell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5">
            <text:p>-95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95">
            <text:p>-95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95">
            <text:p>-95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96">
            <text:p>-96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97">
            <text:p>-97</text:p>
          </table:table-cell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97">
            <text:p>-97</text:p>
          </table:table-cell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98">
            <text:p>-98</text:p>
          </table:table-cell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98">
            <text:p>-98</text:p>
          </table:table-cell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99">
            <text:p>-99</text:p>
          </table:table-cell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0">
            <text:p>-100</text:p>
          </table:table-cell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1">
            <text:p>-101</text:p>
          </table:table-cell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2">
            <text:p>-102</text:p>
          </table:table-cell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02">
            <text:p>-102</text:p>
          </table:table-cell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3">
            <text:p>-103</text:p>
          </table:table-cell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04">
            <text:p>-104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05">
            <text:p>-105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6">
            <text:p>-106</text:p>
          </table:table-cell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7">
            <text:p>-107</text:p>
          </table:table-cell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07">
            <text:p>-107</text:p>
          </table:table-cell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08">
            <text:p>-108</text:p>
          </table:table-cell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08">
            <text:p>-108</text:p>
          </table:table-cell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09">
            <text:p>-109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09">
            <text:p>-109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0">
            <text:p>-110</text:p>
          </table:table-cell>
          <table:table-cell office:value-type="float" office:value="432">
            <text:p>432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0">
            <text:p>-110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1">
            <text:p>-111</text:p>
          </table:table-cell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1">
            <text:p>-111</text:p>
          </table:table-cell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2">
            <text:p>-112</text:p>
          </table:table-cell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2">
            <text:p>-112</text:p>
          </table:table-cell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2">
            <text:p>-112</text:p>
          </table:table-cell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3">
            <text:p>-113</text:p>
          </table:table-cell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4">
            <text:p>-114</text:p>
          </table:table-cell>
          <table:table-cell office:value-type="float" office:value="438">
            <text:p>438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4">
            <text:p>-114</text:p>
          </table:table-cell>
          <table:table-cell office:value-type="float" office:value="438">
            <text:p>438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5">
            <text:p>-115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5">
            <text:p>-115</text:p>
          </table:table-cell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16">
            <text:p>-116</text:p>
          </table:table-cell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7">
            <text:p>-117</text:p>
          </table:table-cell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8">
            <text:p>-118</text:p>
          </table:table-cell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8">
            <text:p>-118</text:p>
          </table:table-cell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18">
            <text:p>-118</text:p>
          </table:table-cell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9">
            <text:p>-119</text:p>
          </table:table-cell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9">
            <text:p>-119</text:p>
          </table:table-cell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9">
            <text:p>-119</text:p>
          </table:table-cell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20">
            <text:p>-120</text:p>
          </table:table-cell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20">
            <text:p>-120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21">
            <text:p>-121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21">
            <text:p>-121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21">
            <text:p>-121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22">
            <text:p>-122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22">
            <text:p>-122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23">
            <text:p>-123</text:p>
          </table:table-cell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24">
            <text:p>-124</text:p>
          </table:table-cell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24">
            <text:p>-124</text:p>
          </table:table-cell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24">
            <text:p>-124</text:p>
          </table:table-cell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24">
            <text:p>-124</text:p>
          </table:table-cell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24">
            <text:p>-124</text:p>
          </table:table-cell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25">
            <text:p>-125</text:p>
          </table:table-cell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25">
            <text:p>-125</text:p>
          </table:table-cell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25">
            <text:p>-125</text:p>
          </table:table-cell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26">
            <text:p>-126</text:p>
          </table:table-cell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27">
            <text:p>-127</text:p>
          </table:table-cell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28">
            <text:p>-128</text:p>
          </table:table-cell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29">
            <text:p>-129</text:p>
          </table:table-cell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29">
            <text:p>-129</text:p>
          </table:table-cell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29">
            <text:p>-129</text:p>
          </table:table-cell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29">
            <text:p>-129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29">
            <text:p>-129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29">
            <text:p>-129</text:p>
          </table:table-cell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29">
            <text:p>-129</text:p>
          </table:table-cell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29">
            <text:p>-129</text:p>
          </table:table-cell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29">
            <text:p>-129</text:p>
          </table:table-cell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29">
            <text:p>-129</text:p>
          </table:table-cell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0">
            <text:p>-130</text:p>
          </table:table-cell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0">
            <text:p>-130</text:p>
          </table:table-cell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1">
            <text:p>-131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2">
            <text:p>-132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3">
            <text:p>-13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3">
            <text:p>-133</text:p>
          </table:table-cell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3">
            <text:p>-133</text:p>
          </table:table-cell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3">
            <text:p>-133</text:p>
          </table:table-cell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4">
            <text:p>-134</text:p>
          </table:table-cell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3">
            <text:p>-133</text:p>
          </table:table-cell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3">
            <text:p>-133</text:p>
          </table:table-cell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4">
            <text:p>-134</text:p>
          </table:table-cell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5">
            <text:p>-135</text:p>
          </table:table-cell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5">
            <text:p>-135</text:p>
          </table:table-cell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5">
            <text:p>-135</text:p>
          </table:table-cell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5">
            <text:p>-135</text:p>
          </table:table-cell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7">
            <text:p>-137</text:p>
          </table:table-cell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7">
            <text:p>-137</text:p>
          </table:table-cell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7">
            <text:p>-137</text:p>
          </table:table-cell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7">
            <text:p>-137</text:p>
          </table:table-cell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7">
            <text:p>-137</text:p>
          </table:table-cell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7">
            <text:p>-137</text:p>
          </table:table-cell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8">
            <text:p>-138</text:p>
          </table:table-cell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8">
            <text:p>-138</text:p>
          </table:table-cell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8">
            <text:p>-138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8">
            <text:p>-138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8">
            <text:p>-138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8">
            <text:p>-138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8">
            <text:p>-138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8">
            <text:p>-138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9">
            <text:p>-139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9">
            <text:p>-139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8">
            <text:p>-138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8">
            <text:p>-138</text:p>
          </table:table-cell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8">
            <text:p>-138</text:p>
          </table:table-cell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8">
            <text:p>-138</text:p>
          </table:table-cell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9">
            <text:p>-139</text:p>
          </table:table-cell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9">
            <text:p>-139</text:p>
          </table:table-cell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40">
            <text:p>-140</text:p>
          </table:table-cell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40">
            <text:p>-140</text:p>
          </table:table-cell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9">
            <text:p>-139</text:p>
          </table:table-cell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9">
            <text:p>-139</text:p>
          </table:table-cell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8">
            <text:p>-138</text:p>
          </table:table-cell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8">
            <text:p>-138</text:p>
          </table:table-cell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39">
            <text:p>-139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39">
            <text:p>-139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39">
            <text:p>-139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39">
            <text:p>-139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39">
            <text:p>-139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39">
            <text:p>-139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39">
            <text:p>-139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39">
            <text:p>-139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9">
            <text:p>-139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9">
            <text:p>-139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7">
            <text:p>-137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7">
            <text:p>-137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8">
            <text:p>-138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8">
            <text:p>-138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8">
            <text:p>-138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7">
            <text:p>-137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7">
            <text:p>-137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7">
            <text:p>-137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8">
            <text:p>-138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8">
            <text:p>-138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8">
            <text:p>-138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8">
            <text:p>-138</text:p>
          </table:table-cell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8">
            <text:p>-138</text:p>
          </table:table-cell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8">
            <text:p>-138</text:p>
          </table:table-cell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7">
            <text:p>-137</text:p>
          </table:table-cell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6">
            <text:p>-136</text:p>
          </table:table-cell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6">
            <text:p>-136</text:p>
          </table:table-cell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7">
            <text:p>-137</text:p>
          </table:table-cell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7">
            <text:p>-137</text:p>
          </table:table-cell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7">
            <text:p>-137</text:p>
          </table:table-cell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8">
            <text:p>-138</text:p>
          </table:table-cell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8">
            <text:p>-138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7">
            <text:p>-137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7">
            <text:p>-137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6">
            <text:p>-136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7">
            <text:p>-137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7">
            <text:p>-137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7">
            <text:p>-137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7">
            <text:p>-137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6">
            <text:p>-136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5">
            <text:p>-135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5">
            <text:p>-135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5">
            <text:p>-135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5">
            <text:p>-135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5">
            <text:p>-135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5">
            <text:p>-135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7">
            <text:p>-137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7">
            <text:p>-137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6">
            <text:p>-136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7">
            <text:p>-137</text:p>
          </table:table-cell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7">
            <text:p>-137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7">
            <text:p>-137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8">
            <text:p>-138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8">
            <text:p>-138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8">
            <text:p>-138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8">
            <text:p>-138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8">
            <text:p>-138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9">
            <text:p>-139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9">
            <text:p>-139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8">
            <text:p>-138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8">
            <text:p>-138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8">
            <text:p>-138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38">
            <text:p>-138</text:p>
          </table:table-cell>
          <table:table-cell office:value-type="float" office:value="474">
            <text:p>47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6:1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6:15:00.26</dc:date>
    <meta:document-statistic meta:table-count="1" meta:cell-count="1228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664cm" style:legend-expansion="high" chart:style-name="ch2"/>
        <chart:plot-area chart:style-name="ch3" table:cell-range-address="Tabelle1.A1:Tabelle1.C409" svg:x="0.77cm" svg:y="0.855cm" svg:width="11.923cm" svg:height="7.545cm">
          <chartooo:coordinate-region svg:x="1.682cm" svg:y="1.067cm" svg:width="11.011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409" chart:class="chart:line">
            <chart:data-point chart:repeated="409"/>
          </chart:series>
          <chart:series chart:style-name="ch8" chart:values-cell-range-address="Tabelle1.B1:Tabelle1.B409" chart:class="chart:line">
            <chart:data-point chart:repeated="409"/>
          </chart:series>
          <chart:series chart:style-name="ch9" chart:values-cell-range-address="Tabelle1.C1:Tabelle1.C409" chart:class="chart:line">
            <chart:data-point chart:repeated="4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Tabelle1.A1:Tabelle1.A409</svg:desc>
                </draw:g>
              </table:table-cell>
              <table:table-cell office:value-type="float" office:value="-16">
                <text:p>-16</text:p>
                <draw:g>
                  <svg:desc>Tabelle1.B1:Tabelle1.B409</svg:desc>
                </draw:g>
              </table:table-cell>
              <table:table-cell office:value-type="float" office:value="350">
                <text:p>350</text:p>
                <draw:g>
                  <svg:desc>Tabelle1.C1:Tabelle1.C4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-16">
                <text:p>-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-16">
                <text:p>-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-16">
                <text:p>-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-16">
                <text:p>-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-17">
                <text:p>-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7">
                <text:p>-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-17">
                <text:p>-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-19">
                <text:p>-1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-19">
                <text:p>-1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-18">
                <text:p>-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-18">
                <text:p>-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-17">
                <text:p>-1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-16">
                <text:p>-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-16">
                <text:p>-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-15">
                <text:p>-1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-15">
                <text:p>-1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-14">
                <text:p>-1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-13">
                <text:p>-1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-13">
                <text:p>-1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-13">
                <text:p>-1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-13">
                <text:p>-1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-12">
                <text:p>-1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-11">
                <text:p>-1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-11">
                <text:p>-1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-11">
                <text:p>-1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-11">
                <text:p>-1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-11">
                <text:p>-1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-11">
                <text:p>-1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-11">
                <text:p>-1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-11">
                <text:p>-1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-11">
                <text:p>-1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-11">
                <text:p>-1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-12">
                <text:p>-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-12">
                <text:p>-1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-12">
                <text:p>-1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">
                <text:p>22</text:p>
              </table:table-cell>
              <table:table-cell office:value-type="float" office:value="-12">
                <text:p>-1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-13">
                <text:p>-1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-13">
                <text:p>-1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-13">
                <text:p>-1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">
                <text:p>18</text:p>
              </table:table-cell>
              <table:table-cell office:value-type="float" office:value="-13">
                <text:p>-1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">
                <text:p>18</text:p>
              </table:table-cell>
              <table:table-cell office:value-type="float" office:value="-14">
                <text:p>-1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">
                <text:p>18</text:p>
              </table:table-cell>
              <table:table-cell office:value-type="float" office:value="-14">
                <text:p>-1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-14">
                <text:p>-1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-15">
                <text:p>-1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-16">
                <text:p>-1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-19">
                <text:p>-1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-20">
                <text:p>-2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-22">
                <text:p>-2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  <table:table-cell office:value-type="float" office:value="-22">
                <text:p>-2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  <table:table-cell office:value-type="float" office:value="-22">
                <text:p>-2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-22">
                <text:p>-2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-22">
                <text:p>-2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-23">
                <text:p>-2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23">
                <text:p>-2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-24">
                <text:p>-2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-25">
                <text:p>-2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-26">
                <text:p>-2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">
                <text:p>13</text:p>
              </table:table-cell>
              <table:table-cell office:value-type="float" office:value="-27">
                <text:p>-2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">
                <text:p>12</text:p>
              </table:table-cell>
              <table:table-cell office:value-type="float" office:value="-28">
                <text:p>-2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-28">
                <text:p>-2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-29">
                <text:p>-2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-30">
                <text:p>-3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-31">
                <text:p>-3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">
                <text:p>11</text:p>
              </table:table-cell>
              <table:table-cell office:value-type="float" office:value="-31">
                <text:p>-3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-32">
                <text:p>-3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-33">
                <text:p>-3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-34">
                <text:p>-3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-35">
                <text:p>-3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-35">
                <text:p>-3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-36">
                <text:p>-3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-37">
                <text:p>-3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-38">
                <text:p>-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-39">
                <text:p>-3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  <table:table-cell office:value-type="float" office:value="-40">
                <text:p>-4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-42">
                <text:p>-4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">
                <text:p>9</text:p>
              </table:table-cell>
              <table:table-cell office:value-type="float" office:value="-43">
                <text:p>-4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">
                <text:p>9</text:p>
              </table:table-cell>
              <table:table-cell office:value-type="float" office:value="-43">
                <text:p>-4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">
                <text:p>9</text:p>
              </table:table-cell>
              <table:table-cell office:value-type="float" office:value="-44">
                <text:p>-4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-44">
                <text:p>-4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">
                <text:p>9</text:p>
              </table:table-cell>
              <table:table-cell office:value-type="float" office:value="-45">
                <text:p>-4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-45">
                <text:p>-4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-46">
                <text:p>-4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-46">
                <text:p>-4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-47">
                <text:p>-4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-48">
                <text:p>-4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-50">
                <text:p>-5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-51">
                <text:p>-5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">
                <text:p>12</text:p>
              </table:table-cell>
              <table:table-cell office:value-type="float" office:value="-52">
                <text:p>-5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">
                <text:p>13</text:p>
              </table:table-cell>
              <table:table-cell office:value-type="float" office:value="-54">
                <text:p>-5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-55">
                <text:p>-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">
                <text:p>13</text:p>
              </table:table-cell>
              <table:table-cell office:value-type="float" office:value="-56">
                <text:p>-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-57">
                <text:p>-5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  <table:table-cell office:value-type="float" office:value="-59">
                <text:p>-59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-60">
                <text:p>-6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">
                <text:p>13</text:p>
              </table:table-cell>
              <table:table-cell office:value-type="float" office:value="-61">
                <text:p>-6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-62">
                <text:p>-6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">
                <text:p>11</text:p>
              </table:table-cell>
              <table:table-cell office:value-type="float" office:value="-63">
                <text:p>-6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">
                <text:p>11</text:p>
              </table:table-cell>
              <table:table-cell office:value-type="float" office:value="-65">
                <text:p>-6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-66">
                <text:p>-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-67">
                <text:p>-6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-68">
                <text:p>-6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  <table:table-cell office:value-type="float" office:value="-69">
                <text:p>-6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-70">
                <text:p>-7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  <table:table-cell office:value-type="float" office:value="-70">
                <text:p>-7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  <table:table-cell office:value-type="float" office:value="-70">
                <text:p>-7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-70">
                <text:p>-7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-70">
                <text:p>-7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  <table:table-cell office:value-type="float" office:value="-70">
                <text:p>-7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-71">
                <text:p>-71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-71">
                <text:p>-7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-71">
                <text:p>-7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  <table:table-cell office:value-type="float" office:value="-71">
                <text:p>-7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-71">
                <text:p>-7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-71">
                <text:p>-7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-72">
                <text:p>-7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-72">
                <text:p>-7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-72">
                <text:p>-7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-73">
                <text:p>-7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-74">
                <text:p>-7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-75">
                <text:p>-7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-76">
                <text:p>-7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-77">
                <text:p>-7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-77">
                <text:p>-7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-78">
                <text:p>-7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">
                <text:p>-0</text:p>
              </table:table-cell>
              <table:table-cell office:value-type="float" office:value="-80">
                <text:p>-8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">
                <text:p>-0</text:p>
              </table:table-cell>
              <table:table-cell office:value-type="float" office:value="-81">
                <text:p>-8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">
                <text:p>-1</text:p>
              </table:table-cell>
              <table:table-cell office:value-type="float" office:value="-81">
                <text:p>-8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">
                <text:p>-2</text:p>
              </table:table-cell>
              <table:table-cell office:value-type="float" office:value="-81">
                <text:p>-8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">
                <text:p>-3</text:p>
              </table:table-cell>
              <table:table-cell office:value-type="float" office:value="-82">
                <text:p>-8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">
                <text:p>-3</text:p>
              </table:table-cell>
              <table:table-cell office:value-type="float" office:value="-83">
                <text:p>-8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">
                <text:p>-4</text:p>
              </table:table-cell>
              <table:table-cell office:value-type="float" office:value="-83">
                <text:p>-8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">
                <text:p>-5</text:p>
              </table:table-cell>
              <table:table-cell office:value-type="float" office:value="-84">
                <text:p>-8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">
                <text:p>-6</text:p>
              </table:table-cell>
              <table:table-cell office:value-type="float" office:value="-84">
                <text:p>-8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">
                <text:p>-6</text:p>
              </table:table-cell>
              <table:table-cell office:value-type="float" office:value="-84">
                <text:p>-84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">
                <text:p>-6</text:p>
              </table:table-cell>
              <table:table-cell office:value-type="float" office:value="-85">
                <text:p>-8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">
                <text:p>-7</text:p>
              </table:table-cell>
              <table:table-cell office:value-type="float" office:value="-85">
                <text:p>-8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">
                <text:p>-7</text:p>
              </table:table-cell>
              <table:table-cell office:value-type="float" office:value="-86">
                <text:p>-8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">
                <text:p>-7</text:p>
              </table:table-cell>
              <table:table-cell office:value-type="float" office:value="-86">
                <text:p>-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">
                <text:p>-7</text:p>
              </table:table-cell>
              <table:table-cell office:value-type="float" office:value="-86">
                <text:p>-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">
                <text:p>-7</text:p>
              </table:table-cell>
              <table:table-cell office:value-type="float" office:value="-87">
                <text:p>-8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">
                <text:p>-7</text:p>
              </table:table-cell>
              <table:table-cell office:value-type="float" office:value="-88">
                <text:p>-8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">
                <text:p>-7</text:p>
              </table:table-cell>
              <table:table-cell office:value-type="float" office:value="-89">
                <text:p>-8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">
                <text:p>-7</text:p>
              </table:table-cell>
              <table:table-cell office:value-type="float" office:value="-89">
                <text:p>-8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">
                <text:p>-7</text:p>
              </table:table-cell>
              <table:table-cell office:value-type="float" office:value="-89">
                <text:p>-8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6">
                <text:p>-6</text:p>
              </table:table-cell>
              <table:table-cell office:value-type="float" office:value="-90">
                <text:p>-9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">
                <text:p>-6</text:p>
              </table:table-cell>
              <table:table-cell office:value-type="float" office:value="-91">
                <text:p>-9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">
                <text:p>-6</text:p>
              </table:table-cell>
              <table:table-cell office:value-type="float" office:value="-91">
                <text:p>-9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6">
                <text:p>-6</text:p>
              </table:table-cell>
              <table:table-cell office:value-type="float" office:value="-91">
                <text:p>-9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6">
                <text:p>-6</text:p>
              </table:table-cell>
              <table:table-cell office:value-type="float" office:value="-92">
                <text:p>-9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">
                <text:p>-5</text:p>
              </table:table-cell>
              <table:table-cell office:value-type="float" office:value="-92">
                <text:p>-9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">
                <text:p>-5</text:p>
              </table:table-cell>
              <table:table-cell office:value-type="float" office:value="-92">
                <text:p>-9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">
                <text:p>-4</text:p>
              </table:table-cell>
              <table:table-cell office:value-type="float" office:value="-91">
                <text:p>-9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">
                <text:p>-4</text:p>
              </table:table-cell>
              <table:table-cell office:value-type="float" office:value="-91">
                <text:p>-9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">
                <text:p>-4</text:p>
              </table:table-cell>
              <table:table-cell office:value-type="float" office:value="-91">
                <text:p>-9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">
                <text:p>-4</text:p>
              </table:table-cell>
              <table:table-cell office:value-type="float" office:value="-91">
                <text:p>-9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">
                <text:p>-4</text:p>
              </table:table-cell>
              <table:table-cell office:value-type="float" office:value="-92">
                <text:p>-9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">
                <text:p>-4</text:p>
              </table:table-cell>
              <table:table-cell office:value-type="float" office:value="-92">
                <text:p>-9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">
                <text:p>-4</text:p>
              </table:table-cell>
              <table:table-cell office:value-type="float" office:value="-93">
                <text:p>-9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">
                <text:p>-5</text:p>
              </table:table-cell>
              <table:table-cell office:value-type="float" office:value="-94">
                <text:p>-9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">
                <text:p>-5</text:p>
              </table:table-cell>
              <table:table-cell office:value-type="float" office:value="-94">
                <text:p>-9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">
                <text:p>-5</text:p>
              </table:table-cell>
              <table:table-cell office:value-type="float" office:value="-94">
                <text:p>-9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">
                <text:p>-5</text:p>
              </table:table-cell>
              <table:table-cell office:value-type="float" office:value="-94">
                <text:p>-9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">
                <text:p>-5</text:p>
              </table:table-cell>
              <table:table-cell office:value-type="float" office:value="-94">
                <text:p>-9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">
                <text:p>-5</text:p>
              </table:table-cell>
              <table:table-cell office:value-type="float" office:value="-94">
                <text:p>-9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">
                <text:p>-5</text:p>
              </table:table-cell>
              <table:table-cell office:value-type="float" office:value="-94">
                <text:p>-9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">
                <text:p>-5</text:p>
              </table:table-cell>
              <table:table-cell office:value-type="float" office:value="-95">
                <text:p>-9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">
                <text:p>-5</text:p>
              </table:table-cell>
              <table:table-cell office:value-type="float" office:value="-95">
                <text:p>-9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">
                <text:p>-5</text:p>
              </table:table-cell>
              <table:table-cell office:value-type="float" office:value="-95">
                <text:p>-9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">
                <text:p>-6</text:p>
              </table:table-cell>
              <table:table-cell office:value-type="float" office:value="-95">
                <text:p>-9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">
                <text:p>-6</text:p>
              </table:table-cell>
              <table:table-cell office:value-type="float" office:value="-96">
                <text:p>-9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">
                <text:p>-6</text:p>
              </table:table-cell>
              <table:table-cell office:value-type="float" office:value="-97">
                <text:p>-9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">
                <text:p>-7</text:p>
              </table:table-cell>
              <table:table-cell office:value-type="float" office:value="-97">
                <text:p>-9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">
                <text:p>-7</text:p>
              </table:table-cell>
              <table:table-cell office:value-type="float" office:value="-98">
                <text:p>-9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">
                <text:p>-7</text:p>
              </table:table-cell>
              <table:table-cell office:value-type="float" office:value="-98">
                <text:p>-9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">
                <text:p>-7</text:p>
              </table:table-cell>
              <table:table-cell office:value-type="float" office:value="-99">
                <text:p>-9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">
                <text:p>-8</text:p>
              </table:table-cell>
              <table:table-cell office:value-type="float" office:value="-100">
                <text:p>-10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">
                <text:p>-8</text:p>
              </table:table-cell>
              <table:table-cell office:value-type="float" office:value="-101">
                <text:p>-10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">
                <text:p>-8</text:p>
              </table:table-cell>
              <table:table-cell office:value-type="float" office:value="-102">
                <text:p>-10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9">
                <text:p>-9</text:p>
              </table:table-cell>
              <table:table-cell office:value-type="float" office:value="-102">
                <text:p>-10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">
                <text:p>-8</text:p>
              </table:table-cell>
              <table:table-cell office:value-type="float" office:value="-103">
                <text:p>-10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9">
                <text:p>-9</text:p>
              </table:table-cell>
              <table:table-cell office:value-type="float" office:value="-104">
                <text:p>-10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9">
                <text:p>-9</text:p>
              </table:table-cell>
              <table:table-cell office:value-type="float" office:value="-105">
                <text:p>-10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">
                <text:p>-8</text:p>
              </table:table-cell>
              <table:table-cell office:value-type="float" office:value="-106">
                <text:p>-10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8">
                <text:p>-8</text:p>
              </table:table-cell>
              <table:table-cell office:value-type="float" office:value="-107">
                <text:p>-10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">
                <text:p>-7</text:p>
              </table:table-cell>
              <table:table-cell office:value-type="float" office:value="-108">
                <text:p>-10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">
                <text:p>-6</text:p>
              </table:table-cell>
              <table:table-cell office:value-type="float" office:value="-108">
                <text:p>-10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">
                <text:p>-5</text:p>
              </table:table-cell>
              <table:table-cell office:value-type="float" office:value="-109">
                <text:p>-10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">
                <text:p>-5</text:p>
              </table:table-cell>
              <table:table-cell office:value-type="float" office:value="-109">
                <text:p>-10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">
                <text:p>-5</text:p>
              </table:table-cell>
              <table:table-cell office:value-type="float" office:value="-110">
                <text:p>-11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">
                <text:p>-5</text:p>
              </table:table-cell>
              <table:table-cell office:value-type="float" office:value="-110">
                <text:p>-11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">
                <text:p>-5</text:p>
              </table:table-cell>
              <table:table-cell office:value-type="float" office:value="-111">
                <text:p>-11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">
                <text:p>-5</text:p>
              </table:table-cell>
              <table:table-cell office:value-type="float" office:value="-111">
                <text:p>-11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">
                <text:p>-5</text:p>
              </table:table-cell>
              <table:table-cell office:value-type="float" office:value="-112">
                <text:p>-11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">
                <text:p>-5</text:p>
              </table:table-cell>
              <table:table-cell office:value-type="float" office:value="-112">
                <text:p>-11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5">
                <text:p>-5</text:p>
              </table:table-cell>
              <table:table-cell office:value-type="float" office:value="-112">
                <text:p>-11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">
                <text:p>-5</text:p>
              </table:table-cell>
              <table:table-cell office:value-type="float" office:value="-113">
                <text:p>-11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">
                <text:p>-5</text:p>
              </table:table-cell>
              <table:table-cell office:value-type="float" office:value="-114">
                <text:p>-11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114">
                <text:p>-11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">
                <text:p>-5</text:p>
              </table:table-cell>
              <table:table-cell office:value-type="float" office:value="-115">
                <text:p>-11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5">
                <text:p>-5</text:p>
              </table:table-cell>
              <table:table-cell office:value-type="float" office:value="-115">
                <text:p>-11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6">
                <text:p>-6</text:p>
              </table:table-cell>
              <table:table-cell office:value-type="float" office:value="-116">
                <text:p>-11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5">
                <text:p>-5</text:p>
              </table:table-cell>
              <table:table-cell office:value-type="float" office:value="-117">
                <text:p>-11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5">
                <text:p>-5</text:p>
              </table:table-cell>
              <table:table-cell office:value-type="float" office:value="-118">
                <text:p>-11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">
                <text:p>-5</text:p>
              </table:table-cell>
              <table:table-cell office:value-type="float" office:value="-118">
                <text:p>-11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6">
                <text:p>-6</text:p>
              </table:table-cell>
              <table:table-cell office:value-type="float" office:value="-118">
                <text:p>-11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">
                <text:p>-5</text:p>
              </table:table-cell>
              <table:table-cell office:value-type="float" office:value="-119">
                <text:p>-11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">
                <text:p>-5</text:p>
              </table:table-cell>
              <table:table-cell office:value-type="float" office:value="-119">
                <text:p>-11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">
                <text:p>-5</text:p>
              </table:table-cell>
              <table:table-cell office:value-type="float" office:value="-119">
                <text:p>-11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">
                <text:p>-5</text:p>
              </table:table-cell>
              <table:table-cell office:value-type="float" office:value="-120">
                <text:p>-1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">
                <text:p>-5</text:p>
              </table:table-cell>
              <table:table-cell office:value-type="float" office:value="-120">
                <text:p>-12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">
                <text:p>-5</text:p>
              </table:table-cell>
              <table:table-cell office:value-type="float" office:value="-121">
                <text:p>-12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">
                <text:p>-5</text:p>
              </table:table-cell>
              <table:table-cell office:value-type="float" office:value="-121">
                <text:p>-12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">
                <text:p>-5</text:p>
              </table:table-cell>
              <table:table-cell office:value-type="float" office:value="-121">
                <text:p>-12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">
                <text:p>-5</text:p>
              </table:table-cell>
              <table:table-cell office:value-type="float" office:value="-122">
                <text:p>-12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">
                <text:p>-5</text:p>
              </table:table-cell>
              <table:table-cell office:value-type="float" office:value="-122">
                <text:p>-12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">
                <text:p>-4</text:p>
              </table:table-cell>
              <table:table-cell office:value-type="float" office:value="-123">
                <text:p>-12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">
                <text:p>-4</text:p>
              </table:table-cell>
              <table:table-cell office:value-type="float" office:value="-124">
                <text:p>-12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">
                <text:p>-4</text:p>
              </table:table-cell>
              <table:table-cell office:value-type="float" office:value="-124">
                <text:p>-12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">
                <text:p>-4</text:p>
              </table:table-cell>
              <table:table-cell office:value-type="float" office:value="-124">
                <text:p>-12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">
                <text:p>-4</text:p>
              </table:table-cell>
              <table:table-cell office:value-type="float" office:value="-124">
                <text:p>-12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">
                <text:p>-3</text:p>
              </table:table-cell>
              <table:table-cell office:value-type="float" office:value="-124">
                <text:p>-12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">
                <text:p>-3</text:p>
              </table:table-cell>
              <table:table-cell office:value-type="float" office:value="-125">
                <text:p>-12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">
                <text:p>-3</text:p>
              </table:table-cell>
              <table:table-cell office:value-type="float" office:value="-125">
                <text:p>-12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">
                <text:p>-3</text:p>
              </table:table-cell>
              <table:table-cell office:value-type="float" office:value="-125">
                <text:p>-12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">
                <text:p>-3</text:p>
              </table:table-cell>
              <table:table-cell office:value-type="float" office:value="-126">
                <text:p>-12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">
                <text:p>-2</text:p>
              </table:table-cell>
              <table:table-cell office:value-type="float" office:value="-127">
                <text:p>-12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">
                <text:p>-2</text:p>
              </table:table-cell>
              <table:table-cell office:value-type="float" office:value="-128">
                <text:p>-12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">
                <text:p>-2</text:p>
              </table:table-cell>
              <table:table-cell office:value-type="float" office:value="-129">
                <text:p>-12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">
                <text:p>-2</text:p>
              </table:table-cell>
              <table:table-cell office:value-type="float" office:value="-129">
                <text:p>-12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">
                <text:p>-2</text:p>
              </table:table-cell>
              <table:table-cell office:value-type="float" office:value="-129">
                <text:p>-12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">
                <text:p>-2</text:p>
              </table:table-cell>
              <table:table-cell office:value-type="float" office:value="-129">
                <text:p>-12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">
                <text:p>-2</text:p>
              </table:table-cell>
              <table:table-cell office:value-type="float" office:value="-129">
                <text:p>-12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">
                <text:p>-1</text:p>
              </table:table-cell>
              <table:table-cell office:value-type="float" office:value="-129">
                <text:p>-12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">
                <text:p>-1</text:p>
              </table:table-cell>
              <table:table-cell office:value-type="float" office:value="-129">
                <text:p>-12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">
                <text:p>-1</text:p>
              </table:table-cell>
              <table:table-cell office:value-type="float" office:value="-129">
                <text:p>-12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">
                <text:p>-1</text:p>
              </table:table-cell>
              <table:table-cell office:value-type="float" office:value="-129">
                <text:p>-12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">
                <text:p>-0</text:p>
              </table:table-cell>
              <table:table-cell office:value-type="float" office:value="-129">
                <text:p>-12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-130">
                <text:p>-13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-130">
                <text:p>-13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-130">
                <text:p>-13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">
                <text:p>-1</text:p>
              </table:table-cell>
              <table:table-cell office:value-type="float" office:value="-130">
                <text:p>-13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">
                <text:p>-0</text:p>
              </table:table-cell>
              <table:table-cell office:value-type="float" office:value="-131">
                <text:p>-13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-132">
                <text:p>-13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-133">
                <text:p>-13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">
                <text:p>-0</text:p>
              </table:table-cell>
              <table:table-cell office:value-type="float" office:value="-133">
                <text:p>-13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">
                <text:p>-0</text:p>
              </table:table-cell>
              <table:table-cell office:value-type="float" office:value="-133">
                <text:p>-13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-133">
                <text:p>-13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-134">
                <text:p>-13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-133">
                <text:p>-13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-133">
                <text:p>-13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-134">
                <text:p>-13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-135">
                <text:p>-13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-135">
                <text:p>-13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-135">
                <text:p>-1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-135">
                <text:p>-1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">
                <text:p>3</text:p>
              </table:table-cell>
              <table:table-cell office:value-type="float" office:value="-137">
                <text:p>-13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-137">
                <text:p>-13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-137">
                <text:p>-13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  <table:table-cell office:value-type="float" office:value="-137">
                <text:p>-13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  <table:table-cell office:value-type="float" office:value="-137">
                <text:p>-13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-137">
                <text:p>-13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">
                <text:p>3</text:p>
              </table:table-cell>
              <table:table-cell office:value-type="float" office:value="-138">
                <text:p>-13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  <table:table-cell office:value-type="float" office:value="-138">
                <text:p>-13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  <table:table-cell office:value-type="float" office:value="-138">
                <text:p>-13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  <table:table-cell office:value-type="float" office:value="-138">
                <text:p>-13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-138">
                <text:p>-13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-138">
                <text:p>-13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-138">
                <text:p>-13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-138">
                <text:p>-13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-139">
                <text:p>-13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-139">
                <text:p>-13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-138">
                <text:p>-13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">
                <text:p>-0</text:p>
              </table:table-cell>
              <table:table-cell office:value-type="float" office:value="-138">
                <text:p>-13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">
                <text:p>-1</text:p>
              </table:table-cell>
              <table:table-cell office:value-type="float" office:value="-138">
                <text:p>-13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">
                <text:p>-1</text:p>
              </table:table-cell>
              <table:table-cell office:value-type="float" office:value="-138">
                <text:p>-13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">
                <text:p>-1</text:p>
              </table:table-cell>
              <table:table-cell office:value-type="float" office:value="-139">
                <text:p>-13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">
                <text:p>-1</text:p>
              </table:table-cell>
              <table:table-cell office:value-type="float" office:value="-139">
                <text:p>-13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">
                <text:p>-1</text:p>
              </table:table-cell>
              <table:table-cell office:value-type="float" office:value="-140">
                <text:p>-14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">
                <text:p>-1</text:p>
              </table:table-cell>
              <table:table-cell office:value-type="float" office:value="-140">
                <text:p>-14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">
                <text:p>-1</text:p>
              </table:table-cell>
              <table:table-cell office:value-type="float" office:value="-139">
                <text:p>-13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">
                <text:p>-1</text:p>
              </table:table-cell>
              <table:table-cell office:value-type="float" office:value="-139">
                <text:p>-13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">
                <text:p>-1</text:p>
              </table:table-cell>
              <table:table-cell office:value-type="float" office:value="-138">
                <text:p>-13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">
                <text:p>-1</text:p>
              </table:table-cell>
              <table:table-cell office:value-type="float" office:value="-138">
                <text:p>-13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">
                <text:p>-1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">
                <text:p>-2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">
                <text:p>-2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">
                <text:p>-3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">
                <text:p>-3</text:p>
              </table:table-cell>
              <table:table-cell office:value-type="float" office:value="-139">
                <text:p>-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">
                <text:p>-3</text:p>
              </table:table-cell>
              <table:table-cell office:value-type="float" office:value="-139">
                <text:p>-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">
                <text:p>-3</text:p>
              </table:table-cell>
              <table:table-cell office:value-type="float" office:value="-139">
                <text:p>-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">
                <text:p>-3</text:p>
              </table:table-cell>
              <table:table-cell office:value-type="float" office:value="-139">
                <text:p>-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">
                <text:p>-3</text:p>
              </table:table-cell>
              <table:table-cell office:value-type="float" office:value="-139">
                <text:p>-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">
                <text:p>-3</text:p>
              </table:table-cell>
              <table:table-cell office:value-type="float" office:value="-139">
                <text:p>-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">
                <text:p>-3</text:p>
              </table:table-cell>
              <table:table-cell office:value-type="float" office:value="-139">
                <text:p>-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">
                <text:p>-3</text:p>
              </table:table-cell>
              <table:table-cell office:value-type="float" office:value="-139">
                <text:p>-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">
                <text:p>-2</text:p>
              </table:table-cell>
              <table:table-cell office:value-type="float" office:value="-139">
                <text:p>-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">
                <text:p>-2</text:p>
              </table:table-cell>
              <table:table-cell office:value-type="float" office:value="-139">
                <text:p>-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">
                <text:p>-2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">
                <text:p>-2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">
                <text:p>-1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">
                <text:p>-2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">
                <text:p>-2</text:p>
              </table:table-cell>
              <table:table-cell office:value-type="float" office:value="-137">
                <text:p>-13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">
                <text:p>-2</text:p>
              </table:table-cell>
              <table:table-cell office:value-type="float" office:value="-137">
                <text:p>-13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">
                <text:p>-2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">
                <text:p>-2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">
                <text:p>-2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">
                <text:p>-2</text:p>
              </table:table-cell>
              <table:table-cell office:value-type="float" office:value="-138">
                <text:p>-13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">
                <text:p>-1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-138">
                <text:p>-13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">
                <text:p>-0</text:p>
              </table:table-cell>
              <table:table-cell office:value-type="float" office:value="-138">
                <text:p>-13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">
                <text:p>-1</text:p>
              </table:table-cell>
              <table:table-cell office:value-type="float" office:value="-137">
                <text:p>-13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">
                <text:p>-1</text:p>
              </table:table-cell>
              <table:table-cell office:value-type="float" office:value="-137">
                <text:p>-13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">
                <text:p>-1</text:p>
              </table:table-cell>
              <table:table-cell office:value-type="float" office:value="-137">
                <text:p>-13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-138">
                <text:p>-13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">
                <text:p>-1</text:p>
              </table:table-cell>
              <table:table-cell office:value-type="float" office:value="-138">
                <text:p>-13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-138">
                <text:p>-13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-138">
                <text:p>-13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-138">
                <text:p>-13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-138">
                <text:p>-13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-137">
                <text:p>-13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-136">
                <text:p>-13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-136">
                <text:p>-13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">
                <text:p>-0</text:p>
              </table:table-cell>
              <table:table-cell office:value-type="float" office:value="-137">
                <text:p>-13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-137">
                <text:p>-13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-137">
                <text:p>-13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-138">
                <text:p>-13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-138">
                <text:p>-13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-137">
                <text:p>-13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-137">
                <text:p>-13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-136">
                <text:p>-13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-137">
                <text:p>-13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-137">
                <text:p>-13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-137">
                <text:p>-13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-137">
                <text:p>-13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-136">
                <text:p>-13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-135">
                <text:p>-13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-135">
                <text:p>-13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-135">
                <text:p>-13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-135">
                <text:p>-13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-135">
                <text:p>-13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-135">
                <text:p>-13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">
                <text:p>3</text:p>
              </table:table-cell>
              <table:table-cell office:value-type="float" office:value="-137">
                <text:p>-13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">
                <text:p>3</text:p>
              </table:table-cell>
              <table:table-cell office:value-type="float" office:value="-137">
                <text:p>-13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-136">
                <text:p>-13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">
                <text:p>3</text:p>
              </table:table-cell>
              <table:table-cell office:value-type="float" office:value="-137">
                <text:p>-13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">
                <text:p>3</text:p>
              </table:table-cell>
              <table:table-cell office:value-type="float" office:value="-137">
                <text:p>-13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-137">
                <text:p>-13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-138">
                <text:p>-1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-138">
                <text:p>-1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-138">
                <text:p>-1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-138">
                <text:p>-1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-138">
                <text:p>-1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-139">
                <text:p>-13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-139">
                <text:p>-13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-138">
                <text:p>-1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-138">
                <text:p>-1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-138">
                <text:p>-1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">
                <text:p>3</text:p>
              </table:table-cell>
              <table:table-cell office:value-type="float" office:value="-138">
                <text:p>-138</text:p>
              </table:table-cell>
              <table:table-cell office:value-type="float" office:value="474">
                <text:p>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